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D70000003B206E1F0D.eps" manifest:media-type=""/>
  <manifest:file-entry manifest:full-path="Pictures/20000001000000D8000000F2F8ADF435.svm" manifest:media-type=""/>
  <manifest:file-entry manifest:full-path="Pictures/2000000100000103000000F210DD7C79.svm" manifest:media-type=""/>
  <manifest:file-entry manifest:full-path="Pictures/20000001000008E50000036F5C5CEC33.svm" manifest:media-type=""/>
  <manifest:file-entry manifest:full-path="Pictures/20000001000000F6000000FEB34514DC.svm" manifest:media-type=""/>
  <manifest:file-entry manifest:full-path="Pictures/200000010000012D00000103C0DFF84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latex§\begin{align*}&#10;\Delta Q&amp;=qpAL\\&#10;&amp;=qpA \mu_p E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143cm" svg:height="1.672cm" svg:x="1.782cm" svg:y="0.277cm">
          <draw:image xlink:href="Pictures/20000002000000D70000003B206E1F0D.eps" xlink:type="simple" xlink:show="embed" xlink:actuate="onLoad">
            <text:p/>
          </draw:image>
        </draw:frame>
        <draw:connector draw:style-name="gr2" draw:text-style-name="P1" draw:layer="layout" draw:type="curve" svg:x1="6.971cm" svg:y1="0.807cm" svg:x2="5.792cm" svg:y2="1.205cm" draw:start-shape="id1" draw:start-glue-point="3" svg:d="m6971 807c-1258 0-669 398-1179 398">
          <text:p/>
        </draw:connector>
        <draw:line draw:style-name="gr2" draw:text-style-name="P1" draw:layer="layout" svg:x1="0.926cm" svg:y1="2.598cm" svg:x2="1.661cm" svg:y2="2.598cm">
          <text:p/>
        </draw:line>
        <draw:line draw:style-name="gr3" draw:text-style-name="P1" draw:layer="layout" svg:x1="3.111cm" svg:y1="1.988cm" svg:x2="5.344cm" svg:y2="1.988cm">
          <text:p/>
        </draw:line>
        <draw:line draw:style-name="gr2" draw:text-style-name="P1" draw:layer="layout" svg:x1="3.162cm" svg:y1="2.801cm" svg:x2="5.253cm" svg:y2="2.801cm">
          <text:p/>
        </draw:line>
        <draw:frame draw:style-name="gr4" draw:text-style-name="P1" draw:layer="layout" svg:width="0.36cm" svg:height="0.31cm" svg:x="3.919cm" svg:y="2.898cm">
          <draw:image xlink:href="Pictures/200000010000012D00000103C0DFF84E.svm" xlink:type="simple" xlink:show="embed" xlink:actuate="onLoad">
            <text:p/>
          </draw:image>
        </draw:frame>
        <draw:frame draw:style-name="gr5" draw:text-style-name="P1" draw:layer="layout" svg:width="0.258cm" svg:height="0.289cm" svg:x="4.047cm" svg:y="2.056cm">
          <draw:image xlink:href="Pictures/20000001000000D8000000F2F8ADF435.svm" xlink:type="simple" xlink:show="embed" xlink:actuate="onLoad">
            <text:p/>
          </draw:image>
        </draw:frame>
        <draw:frame draw:style-name="gr6" draw:text-style-name="P1" xml:id="id1" draw:id="id1" draw:layer="layout" svg:width="0.294cm" svg:height="0.304cm" svg:x="6.971cm" svg:y="0.655cm">
          <draw:image xlink:href="Pictures/20000001000000F6000000FEB34514DC.svm" xlink:type="simple" xlink:show="embed" xlink:actuate="onLoad">
            <text:p/>
          </draw:image>
        </draw:frame>
        <draw:frame draw:style-name="gr7" draw:text-style-name="P1" draw:layer="layout" svg:width="2.731cm" svg:height="1.054cm" svg:x="5.773cm" svg:y="2.099cm">
          <draw:image xlink:href="Pictures/20000001000008E50000036F5C5CEC33.svm" xlink:type="simple" xlink:show="embed" xlink:actuate="onLoad">
            <text:p/>
          </draw:image>
        </draw:frame>
        <draw:frame draw:style-name="gr8" draw:text-style-name="P1" draw:layer="layout" svg:width="0.31cm" svg:height="0.289cm" svg:x="0.51cm" svg:y="2.443cm">
          <draw:image xlink:href="Pictures/2000000100000103000000F210DD7C7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6T10:47:14</dc:date>
    <dc:creator>kkk </dc:creator>
    <meta:editing-duration>PT7M35S</meta:editing-duration>
    <meta:editing-cycles>2</meta:editing-cycles>
    <meta:generator>LibreOffice/3.3$Linux LibreOffice_project/330m19$Build-401</meta:generator>
    <meta:document-statistic meta:object-count="10"/>
  </office:meta>
</office:document-meta>
</file>